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5-06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5-03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5-02-1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4-12-1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4-11-0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4-09-04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4-07-0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4-06-2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4-04-1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4-03-07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3-12-08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3-09-1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3-07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3-05-1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3-02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2-12-1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2-10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2-08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2-06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2-04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2-02-1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1-10-2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1-09-1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1-08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1-06-0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1-04-1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1-02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1-01-1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0-10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0-06-0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0-04-0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0-02-0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20-02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9-12-2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9-10-1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9-08-23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9-06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9-04-30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9-04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9-02-0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8-12-1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8-10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8-08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8-06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8-05-2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8-02-2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7-12-1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7-08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7-06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7-04-1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7-04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7-02-1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6-12-0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6-10-1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6-08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6-06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6-04-0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6-02-1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5-12-0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5-10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5-08-0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5-06-0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5-04-0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5-02-1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4-12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4-10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4-08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4-06-0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3-12-3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3-11-0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3-08-0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3-06-0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3-04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3-01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2-12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2-10-2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2-08-3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2-07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2-06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2-05-1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2-03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2-02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1-12-1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1-11-1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1-10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1-08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1-07-1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1-06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1-04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0-11-1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0-09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0-08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0-06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0-05-1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0-02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10-01-29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9-11-1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9-10-0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9-09-1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9-08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9-07-1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9-05-12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9-03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8-12-0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8-11-0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8-07-2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8-04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8-02-15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7-12-1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7-10-0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7-06-0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7-04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7-02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6-12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6-11-2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6-10-1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6-10-1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6-08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6-06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6-04-0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6-02-1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5-12-1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5-10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5-08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5-06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5-04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5-02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4-12-15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4-10-1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4-09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4-08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4-07-0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4-04-1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4-02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3-12-1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3-10-0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3-08-1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3-06-0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3-04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3-02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2-12-1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2-10-2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2-08-2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2-06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2-04-1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2-03-0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2-02-1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1-12-0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1-10-1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1-08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1-06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1-05-1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1-04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1-02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0-12-0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0-10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0-09-0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0-08-2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0-07-3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0-06-2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0-05-2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2000-02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9-11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9-08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9-06-30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9-05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9-03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9-02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9-02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9-01-1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8-09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8-07-2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8-05-1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8-04-09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8-03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8-01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12-10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11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10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09-1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08-19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06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05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04-0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02-0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7-01-1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12-0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11-1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10-2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09-1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08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06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05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04-1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03-0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02-1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6-01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5-12-1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5-11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5-10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5-09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5-08-1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548066164401</text:p>
          </table:table-cell>
          <table:table-cell office:value-type="string" calcext:value-type="string">
            <text:p>PIEZOMETER MAGUAYO 2 DORADO, PR</text:p>
          </table:table-cell>
          <table:table-cell office:value-type="string" calcext:value-type="string">
            <text:p>199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8" meta:object-count="0"/>
    <meta:user-defined meta:name="AppVersion">3.0</meta:user-defined>
  </office:meta>
</office:document-meta>
</file>